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8ccd7"/>
    </style:style>
    <style:style style:name="P4" style:family="paragraph" style:parent-style-name="Heading_20_2">
      <style:text-properties officeooo:rsid="05735d0c" officeooo:paragraph-rsid="064f4870"/>
    </style:style>
    <style:style style:name="P5" style:family="paragraph" style:parent-style-name="Heading_20_2">
      <style:text-properties officeooo:paragraph-rsid="064154fa"/>
    </style:style>
    <style:style style:name="P6" style:family="paragraph" style:parent-style-name="Text_20_body">
      <style:text-properties officeooo:rsid="05e93b0c" officeooo:paragraph-rsid="05e93b0c"/>
    </style:style>
    <style:style style:name="P7" style:family="paragraph" style:parent-style-name="Text_20_body">
      <style:text-properties officeooo:rsid="060497ac" officeooo:paragraph-rsid="0608ccd7"/>
    </style:style>
    <style:style style:name="P8" style:family="paragraph" style:parent-style-name="Text_20_body">
      <style:text-properties officeooo:rsid="060497ac" officeooo:paragraph-rsid="06249399"/>
    </style:style>
    <style:style style:name="P9" style:family="paragraph" style:parent-style-name="Text_20_body">
      <style:text-properties officeooo:rsid="060497ac" officeooo:paragraph-rsid="0608dc97"/>
    </style:style>
    <style:style style:name="P10" style:family="paragraph" style:parent-style-name="Text_20_body">
      <style:paragraph-properties fo:line-height="100%"/>
      <style:text-properties officeooo:rsid="04af6545" officeooo:paragraph-rsid="04af6545"/>
    </style:style>
    <style:style style:name="P11" style:family="paragraph" style:parent-style-name="Text_20_body">
      <style:text-properties officeooo:rsid="05eb2c2d" officeooo:paragraph-rsid="0609676d"/>
    </style:style>
    <style:style style:name="P12" style:family="paragraph" style:parent-style-name="Text_20_body">
      <style:text-properties officeooo:rsid="062a690c" officeooo:paragraph-rsid="062a690c"/>
    </style:style>
    <style:style style:name="P13" style:family="paragraph" style:parent-style-name="Text_20_body">
      <style:text-properties officeooo:rsid="06308172" officeooo:paragraph-rsid="06308172"/>
    </style:style>
    <style:style style:name="P14" style:family="paragraph" style:parent-style-name="Text_20_body">
      <style:text-properties officeooo:rsid="063a2f8c" officeooo:paragraph-rsid="063a2f8c"/>
    </style:style>
    <style:style style:name="P15" style:family="paragraph" style:parent-style-name="Text_20_body">
      <style:text-properties officeooo:rsid="063b17bb" officeooo:paragraph-rsid="063b17bb"/>
    </style:style>
    <style:style style:name="P16" style:family="paragraph" style:parent-style-name="Text_20_body">
      <style:text-properties officeooo:rsid="06249399" officeooo:paragraph-rsid="06249399"/>
    </style:style>
    <style:style style:name="P17" style:family="paragraph" style:parent-style-name="Text_20_body">
      <style:text-properties officeooo:rsid="06418fbc" officeooo:paragraph-rsid="06418fbc"/>
    </style:style>
    <style:style style:name="P18" style:family="paragraph" style:parent-style-name="Text_20_body">
      <style:text-properties officeooo:paragraph-rsid="064a6a62"/>
    </style:style>
    <style:style style:name="P19" style:family="paragraph" style:parent-style-name="Text_20_body">
      <style:text-properties officeooo:rsid="064a6a62" officeooo:paragraph-rsid="064a6a62"/>
    </style:style>
    <style:style style:name="P20" style:family="paragraph" style:parent-style-name="Text_20_body">
      <style:text-properties officeooo:rsid="0650cbda" officeooo:paragraph-rsid="0650cbda"/>
    </style:style>
    <style:style style:name="P21" style:family="paragraph" style:parent-style-name="Text_20_body">
      <style:text-properties officeooo:rsid="0611694f" officeooo:paragraph-rsid="065371a3"/>
    </style:style>
    <style:style style:name="P22" style:family="paragraph" style:parent-style-name="Text_20_body">
      <style:text-properties officeooo:rsid="0611694f" officeooo:paragraph-rsid="0653f256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rsid="0611694f" officeooo:paragraph-rsid="065371a3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11694f" officeooo:paragraph-rsid="065371a3"/>
    </style:style>
    <style:style style:name="P30" style:family="paragraph" style:parent-style-name="Heading_20_2">
      <style:paragraph-properties fo:text-align="end" style:justify-single-word="false" style:writing-mode="rl-tb"/>
      <style:text-properties officeooo:rsid="063e9021" officeooo:paragraph-rsid="063e9021"/>
    </style:style>
    <style:style style:name="P31" style:family="paragraph" style:parent-style-name="Heading_20_2">
      <style:paragraph-properties fo:text-align="end" style:justify-single-word="false" style:writing-mode="rl-tb"/>
      <style:text-properties officeooo:rsid="0652a452" officeooo:paragraph-rsid="0652a452"/>
    </style:style>
    <style:style style:name="P32" style:family="paragraph" style:parent-style-name="Text_20_body">
      <style:text-properties officeooo:rsid="065ffd86" officeooo:paragraph-rsid="065ffd86"/>
    </style:style>
    <style:style style:name="P33" style:family="paragraph" style:parent-style-name="Text_20_body">
      <style:text-properties officeooo:rsid="0661443b" officeooo:paragraph-rsid="0661443b"/>
    </style:style>
    <style:style style:name="P34" style:family="paragraph" style:parent-style-name="Text_20_body" style:list-style-name="L1">
      <style:paragraph-properties fo:margin-top="0in" fo:margin-bottom="0in" loext:contextual-spacing="false"/>
      <style:text-properties officeooo:rsid="065ffd86" officeooo:paragraph-rsid="065ffd86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62a690c" officeooo:paragraph-rsid="065ffd86"/>
    </style:style>
    <style:style style:name="P36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4f4870" style:font-weight-asian="bold" style:font-weight-complex="bold"/>
    </style:style>
    <style:style style:name="T4" style:family="text">
      <style:text-properties officeooo:rsid="05f3078d"/>
    </style:style>
    <style:style style:name="T5" style:family="text">
      <style:text-properties officeooo:rsid="0608ccd7"/>
    </style:style>
    <style:style style:name="T6" style:family="text">
      <style:text-properties officeooo:rsid="0608dc97"/>
    </style:style>
    <style:style style:name="T7" style:family="text">
      <style:text-properties officeooo:rsid="062a690c"/>
    </style:style>
    <style:style style:name="T8" style:family="text">
      <style:text-properties officeooo:rsid="062debeb"/>
    </style:style>
    <style:style style:name="T9" style:family="text">
      <style:text-properties officeooo:rsid="062e7470"/>
    </style:style>
    <style:style style:name="T10" style:family="text">
      <style:text-properties officeooo:rsid="0633edd2"/>
    </style:style>
    <style:style style:name="T11" style:family="text">
      <style:text-properties officeooo:rsid="0641c5de"/>
    </style:style>
    <style:style style:name="T12" style:family="text">
      <style:text-properties officeooo:rsid="06444024"/>
    </style:style>
    <style:style style:name="T13" style:family="text">
      <style:text-properties officeooo:rsid="06460657"/>
    </style:style>
    <style:style style:name="T14" style:family="text">
      <style:text-properties officeooo:rsid="0648c51a"/>
    </style:style>
    <style:style style:name="T15" style:family="text">
      <style:text-properties officeooo:rsid="064a6a62"/>
    </style:style>
    <style:style style:name="T16" style:family="text">
      <style:text-properties officeooo:rsid="064a7dc7"/>
    </style:style>
    <style:style style:name="T17" style:family="text">
      <style:text-properties officeooo:rsid="064cb271"/>
    </style:style>
    <style:style style:name="T18" style:family="text">
      <style:text-properties officeooo:rsid="064d3c53"/>
    </style:style>
    <style:style style:name="T19" style:family="text">
      <style:text-properties officeooo:rsid="064f4870"/>
    </style:style>
    <style:style style:name="T20" style:family="text">
      <style:text-properties officeooo:rsid="0650cbda"/>
    </style:style>
    <style:style style:name="T21" style:family="text">
      <style:text-properties officeooo:rsid="0611766a"/>
    </style:style>
    <style:style style:name="T22" style:family="text">
      <style:text-properties officeooo:rsid="065371a3"/>
    </style:style>
    <style:style style:name="T23" style:family="text">
      <style:text-properties officeooo:rsid="06551c8b"/>
    </style:style>
    <style:style style:name="T24" style:family="text">
      <style:text-properties officeooo:rsid="065674e5"/>
    </style:style>
    <style:style style:name="T25" style:family="text">
      <style:text-properties officeooo:rsid="0656ce9a"/>
    </style:style>
    <style:style style:name="T26" style:family="text">
      <style:text-properties officeooo:rsid="06587b57"/>
    </style:style>
    <style:style style:name="T27" style:family="text">
      <style:text-properties officeooo:rsid="065b3616"/>
    </style:style>
    <style:style style:name="T28" style:family="text">
      <style:text-properties officeooo:rsid="065efeae"/>
    </style:style>
    <style:style style:name="T29" style:family="text">
      <style:text-properties officeooo:rsid="065ffd86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62a690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1">מטלה</text:span> <text:span text:style-name="T4">- חלוקת חפצים בדידים</text:span></text:h>
      <text:p text:style-name="P10">יש לענות על שאלה אחת לבחירתכם.</text:p>
      <text:p text:style-name="P3">שאלה <text:span text:style-name="T5">1: חלוקה ללא קנאה מלבד החפץ הכי גרוע</text:span></text:p>
      <text:p text:style-name="P7">הגדרה: חלוקה של חפצים נקראת "ללא קנאה מלבד החפץ הכי גרוע" (בקיצור EFX), אם לכל שני שחקנים א, ב, <text:span text:style-name="T2">ולכל </text:span>חפץ שנוריד מהסל של ב, שחקן א לא יקנא בשחקן ב.</text:p>
      <text:p text:style-name="P7">א. הראו שהתנאי EFX הוא ממש חזק יותר מהתנאי EF1 (<text:span text:style-name="T13">ע"י</text:span> דוגמה לחלוקה EF1 שהיא לא EFX).</text:p>
      <text:p text:style-name="P8">ב. <text:span text:style-name="T6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16">ג. <text:span text:style-name="T6">יש שני שחקנים עם העדפות אדיטיביות, </text:span>אבל לא בהכרח זהות<text:span text:style-name="T6">. תארו אלגוריתם המוצא חלוקה EFX.</text:span></text:p>
      <text:p text:style-name="P17">ד [<text:span text:style-name="T18">שאלת מחקר</text:span>]. יש שלושה שחקנים עם העדפות אדיטיביות לא זהות. הוכיחו או הפריכו: תמיד קיימת חלוקה EFX.</text:p>
      <text:p text:style-name="P9"/>
      <text:p text:style-name="P4">שאלה 2: <text:span text:style-name="T19">הגינות, יעילות, ומיקסום המכפלה</text:span></text:p>
      <text:p text:style-name="P20">בשיעור הראינו, שכל חלוקה הממקסמת את מכפלת הערכים, היא יעילה-פארטו וללא-קנאה (עד כדי חפץ אחד). </text:p>
      <text:p text:style-name="Text_20_body">הראו <text:span text:style-name="T20">שהכיוון ההפוך לא בהכרח נכון: הראו דוגמה לחלוקה ללא-קנאה ויעילה-פארטו, </text:span><text:span text:style-name="T3">שאינה</text:span><text:span text:style-name="T19"> ממקסמת את מכפלת הערכים.</text:span></text:p>
      <text:p text:style-name="Text_20_body"/>
      <text:p text:style-name="Heading_20_2">שאלה <text:span text:style-name="T28">3</text:span>: <text:span text:style-name="T7">חלוקת תיקים בין מפלגות בקואליציה</text:span></text:p>
      <text:p text:style-name="P12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 </text:p>
      <text:p text:style-name="P35">א. הציעו אלגוריתם שיאפשר ל<text:span text:style-name="T9">שתי ה</text:span>מפלגות להחליט על חלוקת-תיקים <text:span text:style-name="T29">עם התכונות הבאות:</text:span></text:p>
      <text:list xml:id="list2614379593" text:style-name="L1">
        <text:list-item>
          <text:p text:style-name="P34">יעילה פארטו.</text:p>
        </text:list-item>
        <text:list-item>
          <text:p text:style-name="P34">מותר שתהיה רוטציה בין המפלגות בתיק אחד לכל היותר.</text:p>
        </text:list-item>
        <text:list-item>
          <text:p text:style-name="P34">החלוקה תהיה הוגנת, <text:span text:style-name="T30">בהתחשב ב</text:span><text:span text:style-name="T31">גדלים השונים של המפלגות</text:span><text:span text:style-name="T7">.</text:span></text:p>
        </text:list-item>
      </text:list>
      <text:p text:style-name="P32">הוכיחו את נכוונת האלגוריתם.</text:p>
      <text:p text:style-name="P12"><text:span text:style-name="T29">ב</text:span>. הדגימו את פעולת האלגוריתם שלכם על <text:span text:style-name="T9">אוסף התיקים שהיו באחת מממשלות ישראל האחרונות (</text:span>לבחירתכם<text:span text:style-name="T9">), ועל </text:span>שתי מפלגות לבחירתכם.</text:p>
      <text:p text:style-name="P33"/>
      <text:p text:style-name="P5"><text:soft-page-break/>שאלה <text:span text:style-name="T28">4: חלוקה הוגנת ויעילה עם מספר שיתופים קטן ביותר</text:span></text:p>
      <text:p text:style-name="P19">נתונים שני אנשים ו-m חפצים. יש למצוא חלוקה ללא-קנאה ויעילה-פארטו של החפצים, כך שמספר <text:span text:style-name="T27">החפצים ה"נחתכים" (או נשארים בבעלות משותפת)</text:span> הוא הקטן ביותר האפשרי. </text:p>
      <text:p text:style-name="P18"><text:span text:style-name="T15">א. הוכיחו שהבעיה היא NP-שלמה (כפונקציה של m). רמז: <text:s/></text:span><text:a xlink:type="simple" xlink:href="https://en.wikipedia.org/wiki/Partition_problem" text:style-name="Internet_20_link" text:visited-style-name="Visited_20_Internet_20_Link"><text:span text:style-name="T15">https://en.wikipedia.org/wiki/Partition_problem</text:span></text:a><text:span text:style-name="T15">.</text:span></text:p>
      <text:p text:style-name="P19">ב. הוכיחו, שאם <text:span text:style-name="T16">הערכים שהאנשים מייחסים לחפצים נבחרים באקראי (למשל כל ערך הוא מספר ממשי המתפלג אחיד בין 0 ל-1, כל ההגרלות בלתי-תלויות סטטיסטית), אז בהסתברות 1, הבעיה ניתנת לפתרון בזמן O(m log m).</text:span></text:p>
      <text:p text:style-name="P13"/>
      <text:p text:style-name="Heading_20_2">שאלה <text:span text:style-name="T28">5: תיכנות - חלוקה ללא-קנאה-בקירוב</text:span></text:p>
      <text:p text:style-name="P6">נתונה המחלקה הבאה:</text:p>
      <text:p text:style-name="P23">class Agent:</text:p>
      <text:p text:style-name="P23"><text:tab/><text:span text:style-name="T11">def </text:span>item_value(item_index:int)→float: ...</text:p>
      <text:p text:style-name="P26">המחלקה מייצגת שחקן המשתתף במשחק חלוקה הוגנת. יש בה פונקציה אחת המתארת את הערך שהשחקן מייחס לחפץ שהאינדקס שלו הוא item_index.</text:p>
      <text:p text:style-name="P11">כיתבו פונקציה הבודקת האם חלוקת-חפצים נתונה כלשהי היא EF<text:span text:style-name="T17">1. </text:span>כותרת הפונקציה:</text:p>
      <text:p text:style-name="P24"><text:span text:style-name="T12">def </text:span>is_EF<text:span text:style-name="T26">1</text:span>(agents:<text:span text:style-name="T12">List[Agent]</text:span>, bundles:<text:span text:style-name="T12">List[int]</text:span>)-<text:span text:style-name="T12">&gt;bool: ...</text:span></text:p>
      <text:p text:style-name="P27">הפרמטר agents הוא מערך בגודל n המייצג את השחקנים.</text:p>
      <text:p text:style-name="P28">הפרמטר bundles הוא מערך באותו גודל - n - המייצג את החלוקה: bundle[i] הוא אוסף אינדקסי החפצים שמקבל שחקן i.</text:p>
      <text:p text:style-name="P28"/>
      <text:p text:style-name="P31">שאלה <text:span text:style-name="T28">6: תיכנות </text:span>מתקדם –<text:span text:style-name="T8"> </text:span>מיקסום <text:span text:style-name="T22">המכפלה</text:span> עם מספרים שלמים</text:p>
      <text:p text:style-name="P21"><text:span text:style-name="T2">תזכורת</text:span>: בבעיית <text:span text:style-name="T22">החלוקה </text:span>שלמדנו <text:span text:style-name="T22">בשיעור האחרון</text:span>, יש n אנשים ו-m <text:span text:style-name="T22">חפצים בדידים</text:span>, וכל אדם מייחס ערך לכל <text:span text:style-name="T22">חפץ</text:span>. ניתן לייצג כל בעיה כזאת כמטריצה עם n שורות ו-m עמודות, שבה הערך בשורה i ועמודה j הוא הערך שמייחס אדם i למשאב j.</text:p>
      <text:p text:style-name="P22">כיתבו פונקציה בפייתון, בעזרת cvxpy, המקבלת כקלט מטריצה כזאת, וכותבת למסך תיאור של חלוקה <text:span text:style-name="T25">הממקסמת את מכפלת הערכים. <text:s text:c="4"/>הניחו שכל הערכים הם מספרים שלמים בין 1 ל-10.</text:span></text:p>
      <text:p text:style-name="P22">לדוגמה, אם הקלט <text:span text:style-name="T21">הוא:</text:span></text:p>
      <text:p text:style-name="P25">[[<text:span text:style-name="T23">1, 4, 9</text:span>],<text:line-break/> [<text:span text:style-name="T23">9, 5, 1</text:span>]]</text:p>
      <text:p text:style-name="P29">אז הפלט הוא:</text:p>
      <text:p text:style-name="P25"><text:soft-page-break/>Agent #1 gets <text:span text:style-name="T24">item</text:span> #<text:span text:style-name="T24">3,</text:span></text:p>
      <text:p text:style-name="P25">Agent #2 gets <text:span text:style-name="T24">items #1, #2</text:span>.</text:p>
      <text:p text:style-name="P25"/>
      <text:p text:style-name="Heading_20_2">שאלה <text:span text:style-name="T28">7: כמה חלוקות יעילות-פארטו יש?</text:span></text:p>
      <text:p text:style-name="P14">תארו בעיית חלוקה של חמישה חפצים בין שני שחקנים, שבה מספר החלוקות היעילות-פארטו ללא שיתופים הוא:</text:p>
      <text:p text:style-name="P14">א. בדיוק 6; <text:s text:c="4"/>ב. בדיוק 7; <text:s text:c="4"/>ג. בדיוק 10; <text:s text:c="3"/>ד. בדיוק 17; <text:s text:c="4"/>ה. בדיוק 32.</text:p>
      <text:p text:style-name="P15">(למה דווקא מספרים אלה?)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19T20:19:56.704818980</dc:date>
    <meta:editing-duration>P11DT22H35M25S</meta:editing-duration>
    <meta:editing-cycles>1466</meta:editing-cycles>
    <dc:creator>Erel Segal-Halevi</dc:creator>
    <meta:document-statistic meta:table-count="0" meta:image-count="0" meta:object-count="0" meta:page-count="3" meta:paragraph-count="46" meta:word-count="573" meta:character-count="3263" meta:non-whitespace-character-count="2713"/>
  </office:meta>
</office:document-meta>
</file>